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Source Sans Pro SemiBold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306db3" presentation:display-footer="false" presentation:display-page-number="true" presentation:display-date-time="false"/>
    </style:style>
    <style:style style:name="gr1" style:family="graphic" style:parent-style-name="standard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fo:min-height="0.9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" style:family="graphic" style:parent-style-name="standard">
      <style:graphic-properties draw:stroke="dash" draw:stroke-dash="Fine_20_Dashed" svg:stroke-width="0.035cm" svg:stroke-color="#c3c3c3" draw:marker-start-width="0.252cm" draw:marker-end-width="0.252cm" draw:fill="none" draw:textarea-horizontal-align="justify" draw:textarea-vertical-align="middle" draw:auto-grow-height="false" fo:min-height="5.824cm" fo:min-width="5.574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color="#32c5a1" draw:fill="gradient" draw:fill-color="#32c5a1" draw:fill-gradient-name="Gradient_20_34" draw:opacity="100%" draw:textarea-horizontal-align="justify" draw:textarea-vertical-align="middle" draw:auto-grow-height="false" fo:min-height="0.617cm" fo:min-width="0.367cm" draw:shadow="visible" draw:shadow-offset-x="0.071cm" draw:shadow-offset-y="0.071cm" draw:shadow-opacity="32%"/>
    </style:style>
    <style:style style:name="gr8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dash" draw:stroke-dash="Fine_20_Dashed" svg:stroke-width="0.035cm" svg:stroke-color="#eeeeee" draw:marker-start-width="0.252cm" draw:marker-end-width="0.252cm" draw:fill="none" draw:textarea-horizontal-align="justify" draw:textarea-vertical-align="middle" draw:auto-grow-height="false" fo:min-height="8.475cm" fo:min-width="8.225cm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3cm" draw:shadow="visible" draw:shadow-offset-x="0.071cm" draw:shadow-offset-y="0.071cm" draw:shadow-opacity="32%"/>
    </style:style>
    <style:style style:name="gr13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2cm" draw:shadow="visible" draw:shadow-offset-x="0.071cm" draw:shadow-offset-y="0.071cm" draw:shadow-opacity="32%"/>
    </style:style>
    <style:style style:name="gr14" style:family="graphic" style:parent-style-name="objectwithoutfill">
      <style:graphic-properties draw:stroke="solid"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1cm" fo:min-width="0.741cm" draw:shadow="visible" draw:shadow-offset-x="0.071cm" draw:shadow-offset-y="0.071cm" draw:shadow-opacity="32%"/>
    </style:style>
    <style:style style:name="gr16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3cm" draw:shadow="visible" draw:shadow-offset-x="0.071cm" draw:shadow-offset-y="0.071cm" draw:shadow-opacity="32%"/>
    </style:style>
    <style:style style:name="gr17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4cm" draw:shadow="visible" draw:shadow-offset-x="0.071cm" draw:shadow-offset-y="0.071cm" draw:shadow-opacity="32%"/>
    </style:style>
    <style:style style:name="gr18" style:family="graphic" style:parent-style-name="standard">
      <style:graphic-properties svg:stroke-color="#3465a4" draw:fill-color="#306db3" draw:opacity="100%" draw:textarea-horizontal-align="justify" draw:textarea-vertical-align="middle" draw:auto-grow-height="false" fo:min-height="1.47cm" fo:min-width="27.50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608cm"/>
    </style:style>
    <style:style style:name="gr20" style:family="graphic" style:parent-style-name="standard">
      <style:graphic-properties draw:stroke="solid" draw:stroke-dash="Dashed_20__28_var_29__20_4" svg:stroke-width="0.102cm" svg:stroke-color="#3465a4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stroke="solid" draw:stroke-dash="Dashed_20__28_var_29__20_4" svg:stroke-width="0.102cm" svg:stroke-color="#3465a4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22" style:family="graphic" style:parent-style-name="standard">
      <style:graphic-properties draw:fill-color="#729fcf" draw:opacity="100%" draw:textarea-horizontal-align="justify" draw:textarea-vertical-align="middle" draw:auto-grow-height="false" fo:min-height="15.498cm" fo:min-width="0.008cm"/>
    </style:style>
    <style:style style:name="gr2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569cm"/>
    </style:style>
    <style:style style:name="gr2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3.13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0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gr27" style:family="graphic" style:parent-style-name="standard">
      <style:graphic-properties draw:stroke="solid" svg:stroke-width="0.06cm" svg:stroke-color="#3465a4" draw:marker-start-width="0.289cm" draw:marker-end-width="0.289cm" draw:fill-color="#ffffff" draw:textarea-horizontal-align="justify" draw:textarea-vertical-align="middle" draw:auto-grow-height="false" fo:min-height="0.351cm" fo:min-width="0.101cm" fo:padding-top="0.154cm" fo:padding-bottom="0.154cm" fo:padding-left="0.279cm" fo:padding-right="0.27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9" style:family="graphic" style:parent-style-name="standard">
      <style:graphic-properties draw:stroke="solid" svg:stroke-width="0.106cm" svg:stroke-color="#3465a4" draw:marker-start-width="0.358cm" draw:marker-end-width="0.358cm" draw:fill-color="#ffffff" draw:textarea-horizontal-align="justify" draw:textarea-vertical-align="middle" draw:auto-grow-height="false" fo:min-height="0.305cm" fo:min-width="0.055cm" fo:padding-top="0.177cm" fo:padding-bottom="0.177cm" fo:padding-left="0.302cm" fo:padding-right="0.302cm"/>
    </style:style>
    <style:style style:name="gr30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78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7.81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16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Default-title">
      <style:graphic-properties fo:min-height="3.20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211cm" style:use-optimal-column-width="false"/>
    </style:style>
    <style:style style:name="co2" style:family="table-column">
      <style:table-column-properties style:column-width="8.218cm" style:use-optimal-column-width="false"/>
    </style:style>
    <style:style style:name="co3" style:family="table-column">
      <style:table-column-properties style:column-width="13.081cm" style:use-optimal-column-width="false"/>
    </style:style>
    <style:style style:name="ro1" style:family="table-row">
      <style:table-row-properties style:row-height="1.301cm"/>
    </style:style>
    <style:style style:name="ro2" style:family="table-row">
      <style:table-row-properties style:row-height="1.304cm"/>
    </style:style>
    <style:style style:name="ro3" style:family="table-row">
      <style:table-row-properties style:row-height="1.2cm"/>
    </style:style>
    <style:style style:name="ce1" style:family="table-cell">
      <loext:graphic-properties draw:fill-color="#dddddd" draw:textarea-vertical-align="middle"/>
      <style:paragraph-properties fo:text-align="center"/>
      <style:text-properties fo:color="#333333" style:font-name="Source Sans Pro Semibold1" fo:font-size="8pt" style:font-size-asian="8pt" style:font-size-complex="8pt"/>
    </style:style>
    <style:style style:name="ce2" style:family="table-cell">
      <loext:graphic-properties draw:fill-color="#306db3" draw:textarea-vertical-align="middle"/>
      <style:paragraph-properties fo:text-align="center"/>
      <style:text-properties fo:color="#ffffff" style:font-name="Source Sans Pro Semibold" fo:font-size="8pt" style:font-size-asian="8pt" style:font-size-complex="8pt"/>
    </style:style>
    <style:style style:name="ce3" style:family="table-cell">
      <loext:graphic-properties draw:fill-color="#4a88cf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style:font-name="Source Sans Pro Semibold" fo:font-size="8pt" style:font-size-asian="8pt" style:font-size-complex="8pt"/>
    </style:style>
    <style:style style:name="ce4" style:family="table-cell">
      <loext:graphic-properties draw:fill-color="#dddddd" draw:textarea-vertical-align="middle"/>
      <style:paragraph-properties fo:text-align="center"/>
      <style:text-properties fo:color="#333333" style:font-name="Source Sans Pro Light" fo:font-size="8pt" style:font-size-asian="8pt" style:font-size-complex="8pt"/>
    </style:style>
    <style:style style:name="ce5" style:family="table-cell">
      <loext:graphic-properties draw:fill-color="#306db3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6" style:family="table-cell">
      <loext:graphic-properties draw:fill-color="#4a88cf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7" style:family="table-cell">
      <loext:graphic-properties draw:fill-color="#306db3" draw:textarea-vertical-align="middle"/>
      <style:paragraph-properties fo:text-align="start"/>
      <style:text-properties fo:color="#ffffff" style:font-name="Source Sans Pro Semibold" fo:font-size="8pt" style:font-size-asian="8pt" style:font-size-complex="8pt"/>
    </style:style>
    <style:style style:name="ce8" style:family="table-cell">
      <loext:graphic-properties draw:fill-color="#4a88cf" draw:textarea-vertical-align="middle"/>
      <style:paragraph-properties fo:text-align="start"/>
      <style:text-properties fo:color="#ffffff" style:font-name="Source Sans Pro Semibold" fo:font-size="8pt" style:font-size-asian="8pt" style:font-size-complex="8pt"/>
    </style:style>
    <style:style style:name="P1" style:family="paragraph">
      <loext:graphic-properties draw:fill-color="#306db3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465a4" style:font-name="Source Sans Pro Semibold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line-height="100%" fo:text-align="start"/>
      <style:text-properties style:font-name="Source Sans Pro ExtraLight" fo:letter-spacing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32c5a1" draw:fill-gradient-name="Gradient_20_34" draw:opacity="10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32c5a1" draw:fill-gradient-name="Gradient_20_37" draw:opacity="10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306db3" draw:opacity="100%"/>
      <style:paragraph-properties fo:text-align="center"/>
      <style:text-properties fo:color="#ffffff" style:font-name="Source Sans Pro SemiBold"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style:font-name="Source Sans Pro SemiBold" fo:font-size="22pt" style:font-size-asian="22pt" style:font-size-complex="22pt"/>
    </style:style>
    <style:style style:name="P15" style:family="paragraph">
      <loext:graphic-properties draw:fill="none" draw:fill-color="#73ba25"/>
      <style:paragraph-properties fo:text-align="center"/>
    </style:style>
    <style:style style:name="P16" style:family="paragraph">
      <loext:graphic-properties draw:fill-color="#729fcf" draw:opacity="100%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text-properties fo:color="#ffffff" style:font-name="Source Sans Pro SemiBold" fo:font-size="20pt" style:font-size-asian="20pt" style:font-size-complex="20pt"/>
    </style:style>
    <style:style style:name="P19" style:family="paragraph">
      <loext:graphic-properties draw:fill="none" draw:fill-color="#ffffff"/>
      <style:paragraph-properties fo:text-align="start"/>
      <style:text-properties fo:color="#000000" style:font-name="Source Sans Pro SemiBold" fo:font-size="20pt" style:font-size-asian="20pt" style:font-size-complex="20pt"/>
    </style:style>
    <style:style style:name="P20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="none" draw:fill-color="#ffffff"/>
      <style:text-properties fo:color="#3465a4" fo:font-size="20pt" style:font-size-asian="20pt" style:font-size-complex="20pt"/>
    </style:style>
    <style:style style:name="P23" style:family="paragraph">
      <style:paragraph-properties fo:margin-top="0cm" fo:margin-bottom="0cm"/>
    </style:style>
    <style:style style:name="P24" style:family="paragraph">
      <loext:graphic-properties draw:fill="none" draw:fill-color="#ffffff"/>
      <style:paragraph-properties fo:margin-top="0cm" fo:margin-bottom="0cm"/>
      <style:text-properties fo:color="#3465a4"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9979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Sans Pro ExtraLight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Sans Pr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Source Sans Pro Semibold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8d8d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Source Sans Pro SemiBold" fo:font-size="24pt" style:font-size-asian="24pt" style:font-size-complex="24pt"/>
    </style:style>
    <style:style style:name="T9" style:family="text">
      <style:text-properties style:font-name="Source Sans Pro SemiBold" fo:font-size="22pt" style:font-size-asian="22pt" style:font-size-complex="22pt"/>
    </style:style>
    <style:style style:name="T10" style:family="text">
      <style:text-properties fo:color="#ffffff" style:font-name="Source Sans Pro SemiBold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ffffff" style:font-name="Source Sans Pro SemiBold" fo:font-size="20pt" style:font-size-asian="20pt" style:font-size-complex="20pt"/>
    </style:style>
    <style:style style:name="T12" style:family="text">
      <style:text-properties fo:color="#000000" style:font-name="Source Sans Pro SemiBold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style:font-name="Source Sans Pro SemiBol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color="#000000" style:font-name="Source Sans Pro SemiBold" fo:font-size="20pt" style:font-size-asian="20pt" style:font-size-complex="20pt"/>
    </style:style>
    <style:style style:name="T15" style:family="text">
      <style:text-properties fo:color="#000000" style:font-name="Source Sans Pro SemiBold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Source Sans Pro SemiBold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Source Sans Pro SemiBold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Source Sans Pro Semibold" fo:font-size="8pt" fo:font-style="normal" fo:text-shadow="none" style:text-underline-style="none" fo:font-weight="normal" style:letter-kerning="true" style:font-name-asian="Liberation Sans1" style:font-size-asian="8pt" style:font-style-asian="normal" style:font-weight-asian="normal" style:font-name-complex="Liberation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ffff" style:font-name="Source Sans Pro Semibold" fo:font-size="8pt" style:font-size-asian="8pt" style:font-size-complex="8pt"/>
    </style:style>
    <style:style style:name="T20" style:family="text">
      <style:text-properties fo:color="#333333" style:font-name="Source Sans Pro Light" fo:font-size="8pt" style:font-size-asian="8pt" style:font-size-complex="8pt"/>
    </style:style>
    <style:style style:name="T21" style:family="text">
      <style:text-properties fo:color="#ffffff" style:font-name="Source Sans Pro SemiBold" fo:font-size="8pt" style:font-size-asian="8pt" style:font-size-complex="8pt"/>
    </style:style>
    <style:style style:name="T22" style:family="text">
      <style:text-properties fo:color="#ffffff" style:font-name="Source Sans Pro Light" fo:font-size="8pt" style:font-size-asian="8pt" style:font-size-complex="8pt"/>
    </style:style>
    <style:style style:name="T23" style:family="text">
      <style:text-properties fo:color="#000000" style:font-name="Source Sans Pro SemiBold" fo:font-size="16pt" fo:font-weight="normal" style:font-size-asian="16pt" style:font-weight-asian="normal" style:font-size-complex="16pt" style:font-weight-complex="normal"/>
    </style:style>
    <style:style style:name="T24" style:family="text">
      <style:text-properties fo:color="#000000" style:font-name="Source Sans Pro SemiBol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5" style:family="text">
      <style:text-properties fo:color="#3465a4" fo:font-size="20pt" style:font-size-asian="20pt" style:font-size-complex="20pt"/>
    </style:style>
    <style:style style:name="T26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style:font-name="Source Sans Pro SemiBold" fo:font-size="20pt" fo:font-weight="bold" style:font-size-asian="20pt" style:font-weight-asian="bold" style:font-size-complex="20pt" style:font-weight-complex="bold"/>
    </style:style>
    <style:style style:name="T29" style:family="text">
      <style:text-properties style:font-name="Source Sans Pro SemiBold" fo:font-size="20pt" style:font-size-asian="20pt" style:font-size-complex="20pt"/>
    </style:style>
    <style:style style:name="T30" style:family="text">
      <style:text-properties style:font-name="Source Sans Pro SemiBold" fo:font-size="20pt" fo:font-style="italic" style:font-size-asian="20pt" style:font-style-asian="italic" style:font-size-complex="20pt" style:font-style-complex="italic"/>
    </style:style>
    <style:style style:name="T31" style:family="text">
      <style:text-properties style:font-name="Source Sans Pro SemiBol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2" style:family="text">
      <style:text-properties style:font-name="Source Sans Pro SemiBold"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color="#008000"/>
    </style:style>
    <style:style style:name="T34" style:family="text">
      <style:text-properties fo:color="#000000"/>
    </style:style>
    <style:style style:name="T35" style:family="text">
      <style:text-properties fo:color="#0000ff"/>
    </style:style>
    <style:style style:name="T36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224cm" svg:height="3.202cm" svg:x="1.778cm" svg:y="2.032cm" presentation:class="title" presentation:user-transformed="true">
          <draw:text-box>
            <text:p text:style-name="P2"><text:span text:style-name="T1">Wprowadzenie do algorytmów</text:span><text:span text:style-name="T1"><text:line-break/></text:span><text:span text:style-name="T1">i struktur danych w </text:span><text:span text:style-name="T2">Pythonie</text:span><text:span text:style-name="T1">.</text:span></text:p>
          </draw:text-box>
        </draw:frame>
        <draw:frame draw:style-name="gr2" draw:text-style-name="P4" draw:layer="layout" svg:width="0.502cm" svg:height="1.187cm" svg:x="17.018cm" svg:y="-1.778cm">
          <draw:text-box>
            <text:p/>
          </draw:text-box>
        </draw:frame>
        <draw:frame draw:style-name="gr3" draw:text-style-name="P4" draw:layer="layout" svg:width="0.001cm" svg:height="1.187cm" svg:x="4.318cm" svg:y="-1.524cm">
          <draw:text-box>
            <text:p/>
          </draw:text-box>
        </draw:frame>
        <draw:frame draw:style-name="gr4" draw:text-style-name="P4" draw:layer="layout" svg:width="10.668cm" svg:height="1.187cm" svg:x="4.826cm" svg:y="5.588cm">
          <draw:text-box>
            <text:p/>
          </draw:text-box>
        </draw:frame>
        <draw:frame presentation:style-name="pr2" draw:text-style-name="P6" draw:layer="layout" svg:width="16.806cm" svg:height="7.366cm" svg:x="0.77cm" svg:y="8.128cm" presentation:class="outline" presentation:user-transformed="true">
          <draw:text-box>
            <text:list text:style-name="L2">
              <text:list-header>
                <text:p text:style-name="P5"><text:span text:style-name="T3">Część pierwsza:</text:span></text:p>
                <text:p text:style-name="P5"><text:span text:style-name="T4">Notacja asymptotyczna</text:span></text:p>
                <text:p text:style-name="P5"><text:span text:style-name="T5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>Michał Wiśniewski</text:span></text:p>
                <text:p text:style-name="P5"><text:span text:style-name="T7">12-13 październik 2021</text:span></text:p>
              </text:list-header>
            </text:list>
          </draw:text-box>
        </draw:frame>
        <draw:custom-shape draw:style-name="gr5" draw:text-style-name="P7" draw:layer="layout" svg:width="8.636cm" svg:height="8.636cm" svg:x="16.94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9.734cm" svg:y1="8.949cm" svg:x2="21.258cm" svg:y2="13.267cm">
          <text:p/>
        </draw:line>
        <draw:line draw:style-name="gr6" draw:text-style-name="P7" draw:layer="layout" svg:x1="22.782cm" svg:y1="8.949cm" svg:x2="21.512cm" svg:y2="13.013cm">
          <text:p/>
        </draw:line>
        <draw:custom-shape draw:style-name="gr7" draw:text-style-name="P8" draw:layer="layout" svg:width="1.225cm" svg:height="1.225cm" svg:x="20.75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9.734cm" svg:y1="8.949cm" svg:x2="17.956cm" svg:y2="11.743cm">
          <text:p/>
        </draw:line>
        <draw:line draw:style-name="gr6" draw:text-style-name="P7" draw:layer="layout" svg:x1="17.702cm" svg:y1="11.997cm" svg:x2="22.528cm" svg:y2="9.048cm">
          <text:p/>
        </draw:line>
        <draw:custom-shape draw:style-name="gr7" draw:text-style-name="P8" draw:layer="layout" svg:width="1.225cm" svg:height="1.225cm" svg:x="17.239cm" svg:y="1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2.782cm" svg:y1="8.949cm" svg:x2="24.56cm" svg:y2="11.743cm">
          <text:p/>
        </draw:line>
        <draw:line draw:style-name="gr6" draw:text-style-name="P7" draw:layer="layout" svg:x1="24.306cm" svg:y1="11.743cm" svg:x2="19.988cm" svg:y2="8.949cm">
          <text:p/>
        </draw:line>
        <draw:custom-shape draw:style-name="gr7" draw:text-style-name="P8" draw:layer="layout" svg:width="1.225cm" svg:height="1.225cm" svg:x="24.052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21.385cm" svg:y1="4.885cm" svg:x2="19.734cm" svg:y2="8.695cm">
          <text:p/>
        </draw:line>
        <draw:custom-shape draw:style-name="gr7" draw:text-style-name="P8" draw:layer="layout" svg:width="1.225cm" svg:height="1.225cm" svg:x="19.073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1.512cm" svg:y1="4.885cm" svg:x2="22.782cm" svg:y2="8.949cm">
          <text:p/>
        </draw:line>
        <draw:custom-shape draw:style-name="gr7" draw:text-style-name="P8" draw:layer="layout" svg:width="1.225cm" svg:height="1.225cm" svg:x="22.121cm" svg:y="8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225cm" svg:height="1.225cm" svg:x="20.795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g>
          <draw:custom-shape draw:style-name="gr10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18.276cm" svg:y1="7.661cm" svg:x2="20.462cm" svg:y2="13.854cm">
            <text:p/>
          </draw:line>
          <draw:line draw:style-name="gr11" draw:text-style-name="P7" draw:layer="layout" svg:x1="22.647cm" svg:y1="7.661cm" svg:x2="20.826cm" svg:y2="13.489cm">
            <text:p/>
          </draw:line>
          <draw:custom-shape draw:style-name="gr12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18.276cm" svg:y1="7.661cm" svg:x2="15.726cm" svg:y2="11.668cm">
            <text:p/>
          </draw:line>
          <draw:line draw:style-name="gr11" draw:text-style-name="P7" draw:layer="layout" svg:x1="15.362cm" svg:y1="12.032cm" svg:x2="22.283cm" svg:y2="7.803cm">
            <text:p/>
          </draw:line>
          <draw:custom-shape draw:style-name="gr13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22.647cm" svg:y1="7.661cm" svg:x2="25.197cm" svg:y2="11.668cm">
            <text:p/>
          </draw:line>
          <draw:line draw:style-name="gr11" draw:text-style-name="P7" draw:layer="layout" svg:x1="24.833cm" svg:y1="11.668cm" svg:x2="18.64cm" svg:y2="7.661cm">
            <text:p/>
          </draw:line>
          <draw:custom-shape draw:style-name="gr13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7" draw:layer="layout" svg:x1="20.644cm" svg:y1="1.832cm" svg:x2="18.276cm" svg:y2="7.296cm">
            <text:p/>
          </draw:line>
          <draw:custom-shape draw:style-name="gr15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20.826cm" svg:y1="1.832cm" svg:x2="22.647cm" svg:y2="7.66cm">
            <text:p/>
          </draw:line>
          <draw:custom-shape draw:style-name="gr16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8" draw:text-style-name="P12" draw:layer="layout" svg:width="28.001cm" svg:height="1.72cm" svg:x="0cm" svg:y="6.581cm">
          <text:p text:style-name="P11"><text:span text:style-name="T8">Czego nauczę się podczas warsztatu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18.995cm" svg:height="4.858cm" svg:x="4.503cm" svg:y="5.446cm">
          <draw:text-box>
            <text:p><text:span text:style-name="T9">Rozwiązywać szersze spektrum problemów.</text:span></text:p>
            <text:p><text:span text:style-name="T9"/></text:p>
            <text:p><text:span text:style-name="T9">Profilować i udoskonalać istniejące rozwiązania.</text:span></text:p>
            <text:p><text:span text:style-name="T9"/></text:p>
            <text:p><text:span text:style-name="T9">Projektować bardziej niezawodne systemy.</text:span></text:p>
          </draw:text-box>
        </draw:frame>
        <draw:g>
          <draw:path draw:style-name="gr20" draw:text-style-name="P15" draw:layer="layout" svg:width="0.931cm" svg:height="0.923cm" svg:x="2.809cm" svg:y="5.5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1" draw:text-style-name="P11" draw:layer="layout" svg:width="0.61cm" svg:height="0.378cm" svg:x="2.97cm" svg:y="5.814cm" svg:viewBox="0 0 611 379" svg:d="M0 153c76 76 152 151 228 226 128-126 255-253 383-379">
            <text:p/>
          </draw:path>
        </draw:g>
        <draw:g>
          <draw:path draw:style-name="gr20" draw:text-style-name="P15" draw:layer="layout" svg:width="0.931cm" svg:height="0.923cm" svg:x="2.808cm" svg:y="5.5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1" draw:text-style-name="P11" draw:layer="layout" svg:width="0.61cm" svg:height="0.378cm" svg:x="2.969cm" svg:y="5.814cm" svg:viewBox="0 0 611 379" svg:d="M0 153c76 76 152 151 228 226 128-126 255-253 383-379">
            <text:p/>
          </draw:path>
        </draw:g>
        <draw:g>
          <draw:path draw:style-name="gr20" draw:text-style-name="P15" draw:layer="layout" svg:width="0.931cm" svg:height="0.923cm" svg:x="2.819cm" svg:y="9.109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1" draw:text-style-name="P11" draw:layer="layout" svg:width="0.61cm" svg:height="0.378cm" svg:x="2.98cm" svg:y="9.381cm" svg:viewBox="0 0 611 379" svg:d="M0 153c76 76 152 151 228 226 128-126 255-253 383-379">
            <text:p/>
          </draw:path>
        </draw:g>
        <draw:g>
          <draw:path draw:style-name="gr20" draw:text-style-name="P15" draw:layer="layout" svg:width="0.931cm" svg:height="0.923cm" svg:x="2.819cm" svg:y="7.3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1" draw:text-style-name="P11" draw:layer="layout" svg:width="0.61cm" svg:height="0.378cm" svg:x="2.98cm" svg:y="7.592cm" svg:viewBox="0 0 611 379" svg:d="M0 153c76 76 152 151 228 226 128-126 255-253 383-379">
            <text:p/>
          </draw:path>
        </draw:g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g>
          <draw:custom-shape draw:style-name="gr10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18.276cm" svg:y1="7.661cm" svg:x2="20.462cm" svg:y2="13.854cm">
            <text:p/>
          </draw:line>
          <draw:line draw:style-name="gr11" draw:text-style-name="P7" draw:layer="layout" svg:x1="22.647cm" svg:y1="7.661cm" svg:x2="20.826cm" svg:y2="13.489cm">
            <text:p/>
          </draw:line>
          <draw:custom-shape draw:style-name="gr12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18.276cm" svg:y1="7.661cm" svg:x2="15.726cm" svg:y2="11.668cm">
            <text:p/>
          </draw:line>
          <draw:line draw:style-name="gr11" draw:text-style-name="P7" draw:layer="layout" svg:x1="15.362cm" svg:y1="12.032cm" svg:x2="22.283cm" svg:y2="7.803cm">
            <text:p/>
          </draw:line>
          <draw:custom-shape draw:style-name="gr13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22.647cm" svg:y1="7.661cm" svg:x2="25.197cm" svg:y2="11.668cm">
            <text:p/>
          </draw:line>
          <draw:line draw:style-name="gr11" draw:text-style-name="P7" draw:layer="layout" svg:x1="24.833cm" svg:y1="11.668cm" svg:x2="18.64cm" svg:y2="7.661cm">
            <text:p/>
          </draw:line>
          <draw:custom-shape draw:style-name="gr13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7" draw:layer="layout" svg:x1="20.644cm" svg:y1="1.832cm" svg:x2="18.276cm" svg:y2="7.296cm">
            <text:p/>
          </draw:line>
          <draw:custom-shape draw:style-name="gr15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20.826cm" svg:y1="1.832cm" svg:x2="22.647cm" svg:y2="7.66cm">
            <text:p/>
          </draw:line>
          <draw:custom-shape draw:style-name="gr16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8" draw:text-style-name="P12" draw:layer="layout" svg:width="28.001cm" svg:height="1.72cm" svg:x="0cm" svg:y="6.581cm">
          <text:p text:style-name="P11"><text:span text:style-name="T8">Czym jest algorytm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>
        <office:forms form:automatic-focus="false" form:apply-design-mode="false"/>
        <draw:custom-shape draw:style-name="gr22" draw:text-style-name="P16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3" draw:text-style-name="P18" draw:layer="layout" svg:width="25.041cm" svg:height="6.819cm" svg:x="2.54cm" svg:y="4.466cm">
          <draw:text-box>
            <text:p><text:span text:style-name="T10">Algorytm</text:span><text:span text:style-name="T11"> </text:span><text:span text:style-name="T10">-</text:span><text:span text:style-name="T11"> ciąg jednoznacznie zdefiniowanych czynności, przekształcających pewne dane wejściowe do pewnych danych wyjściowych, w celu rozwiązania określonego problemu.</text:span></text:p>
            <text:p><text:span text:style-name="T11"/></text:p>
            <text:p><text:span text:style-name="T11"/></text:p>
            <text:p text:style-name="P17"><text:span text:style-name="T11">Dwie kluczowe cechy algorytmu:</text:span></text:p>
            <text:list text:style-name="L3">
              <text:list-item>
                <text:p text:style-name="P17"><text:span text:style-name="T11">zwraca poprawny wynik</text:span></text:p>
              </text:list-item>
              <text:list-item>
                <text:p><text:span text:style-name="T11">efektywnie wykorzystuje zasoby obliczeniowe</text:span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26.022cm" svg:height="13.387cm" svg:x="1.322cm" svg:y="1.349cm">
          <draw:text-box>
            <text:p text:style-name="P2"><text:span text:style-name="T12">Podział algorytmów ze względu na definiowanie “</text:span><text:span text:style-name="T13">poprawności wyniku</text:span><text:span text:style-name="T12">”.</text:span></text:p>
            <text:p><text:span text:style-name="T14"/></text:p>
            <text:p text:style-name="P17"><text:span text:style-name="T15">dokładne</text:span><text:span text:style-name="T14"> – zwracają optymalne rozwiązanie (sortowanie listy, mnożenie macieży) <text:s/></text:span></text:p>
            <text:p text:style-name="P17"><text:span text:style-name="T14"/></text:p>
            <text:p><text:span text:style-name="T15">heurystyczne</text:span><text:span text:style-name="T14"> - nie gwarantują znalezienia optymalnego rozwiązania. Zwracane przez niego rozwiązanie może być dowolnie odległe od optimum. Służą do znajdowania rozwiązań problemów dla których klasyczne metody są zbyt wolne lub nie są w stanie osiągnąć optymalnego wyniku (prognozowanie pogody, problem komiwojażera).</text:span></text:p>
            <text:p><text:span text:style-name="T14"/></text:p>
            <text:p><text:span text:style-name="T16">aproksymacyjne</text:span><text:span text:style-name="T17"> – tak jak algorytmy heurystyczne nie gwarantują znalezienia optymalnego rozwiązania. </text:span><text:span text:style-name="T14">Zwracane przez niego rozwiązanie różni się znanym czynnikiem od optymalnej miary ilościowej rozwiązania (określenie czy liczba jest pierwsza ze wskaźnikiem błędu wynoszącym np. 2^50).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5.509cm" svg:height="10.312cm" svg:x="1.477cm" svg:y="3.3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11"><text:span text:style-name="T18">Miara wydajnośći</text:span></text:p>
              </table:table-cell>
              <table:table-cell table:style-name="ce3">
                <text:p text:style-name="P11"><text:span text:style-name="T19">Przykładowe zwiększenie efektywności</text:span></text:p>
              </table:table-cell>
            </table:table-row>
            <table:table-row table:style-name="ro1">
              <table:table-cell table:style-name="ce4">
                <text:p text:style-name="P11"><text:span text:style-name="T20">czas</text:span></text:p>
              </table:table-cell>
              <table:table-cell table:style-name="ce5">
                <text:p text:style-name="P2"><text:span text:style-name="T21">Zwrócenie wyniku w akceptowalnym przedziale czasowym.</text:span></text:p>
              </table:table-cell>
              <table:table-cell table:style-name="ce6">
                <text:p text:style-name="P2"><text:span text:style-name="T22">Posortowanie danych przed wielokrotnym przeszukaniem zbioru dancyh.</text:span></text:p>
              </table:table-cell>
            </table:table-row>
            <table:table-row table:style-name="ro1">
              <table:table-cell table:style-name="ce4">
                <text:p text:style-name="P11"><text:span text:style-name="T20">pamięć</text:span></text:p>
              </table:table-cell>
              <table:table-cell table:style-name="ce5">
                <text:p text:style-name="P2"><text:span text:style-name="T22"/></text:p>
                <text:p text:style-name="P2"><text:span text:style-name="T22">Zużycie minimalnej ilości pamięci podczas obliczeń.</text:span></text:p>
              </table:table-cell>
              <table:table-cell table:style-name="ce6">
                <text:p text:style-name="P2"><text:span text:style-name="T22">Wykonywanie operacji zamian “na miejscu” podczas sortowania.</text:span></text:p>
              </table:table-cell>
            </table:table-row>
            <table:table-row table:style-name="ro1">
              <table:table-cell table:style-name="ce4">
                <text:p text:style-name="P11"><text:span text:style-name="T20">pamięć</text:span></text:p>
              </table:table-cell>
              <table:table-cell table:style-name="ce5">
                <text:p text:style-name="P2"><text:span text:style-name="T22">Wykorzystanie całej dostępnej pamięci, w celu przyspieszenia działania algorytmu. </text:span></text:p>
              </table:table-cell>
              <table:table-cell table:style-name="ce6">
                <text:p text:style-name="P2"><text:span text:style-name="T22">Zmiana algorytmu sortowania opierającego się na porównywaniu kluczy, na algorytm sortowania przez zliczanie.</text:span></text:p>
              </table:table-cell>
            </table:table-row>
            <table:table-row table:style-name="ro1">
              <table:table-cell table:style-name="ce4">
                <text:p text:style-name="P11"><text:span text:style-name="T20">przestrzeń dyskowa</text:span></text:p>
              </table:table-cell>
              <table:table-cell table:style-name="ce5">
                <text:p text:style-name="P2"><text:span text:style-name="T22">Minimalna wielkość pliku.</text:span></text:p>
              </table:table-cell>
              <table:table-cell table:style-name="ce6">
                <text:p text:style-name="P2"><text:span text:style-name="T22">Zastosowanie algorytmu o wyższym stopniu bezstratnej kompresji danych.</text:span></text:p>
              </table:table-cell>
            </table:table-row>
            <table:table-row table:style-name="ro2">
              <table:table-cell table:style-name="ce4">
                <text:p text:style-name="P11"><text:span text:style-name="T20">przepustowości sieci</text:span></text:p>
              </table:table-cell>
              <table:table-cell table:style-name="ce5">
                <text:p text:style-name="P2"><text:span text:style-name="T22">Optymalne wykorzystanie przepustowości sieci.</text:span></text:p>
              </table:table-cell>
              <table:table-cell table:style-name="ce6">
                <text:p text:style-name="P2"><text:span text:style-name="T22">Zastosowanie algorytmu dopasowującego szybkości transmisji danych do rejestrowanego poziomu liczby utraconych pakietów.</text:span></text:p>
              </table:table-cell>
            </table:table-row>
            <table:table-row table:style-name="ro3">
              <table:table-cell table:style-name="ce4">
                <text:p text:style-name="P11"><text:span text:style-name="T20">wydajność energetyczna</text:span></text:p>
              </table:table-cell>
              <table:table-cell table:style-name="ce5">
                <text:p text:style-name="P2"><text:span text:style-name="T22">Minimalne zużycie energii elektrycznej potrzebnej do wykonania obliczeń.</text:span></text:p>
              </table:table-cell>
              <table:table-cell table:style-name="ce6">
                <text:p text:style-name="P2"><text:span text:style-name="T22">Zwiększenie stopnia zwektoryzowania obliczeń wykonywanych na GPU.</text:span></text:p>
              </table:table-cell>
            </table:table-row>
            <table:table-row table:style-name="ro2">
              <table:table-cell table:style-name="ce4">
                <text:p text:style-name="P11"><text:span text:style-name="T20">stabilność systemu</text:span></text:p>
              </table:table-cell>
              <table:table-cell table:style-name="ce7">
                <text:p text:style-name="P2"><text:span text:style-name="T19">Równomierne obciążenie węzłów klastra sieciowego.</text:span></text:p>
              </table:table-cell>
              <table:table-cell table:style-name="ce8">
                <text:p text:style-name="P2"><text:span text:style-name="T19">Zaimplementowanie algorytmu równoważenia obciążenia, który dostosowuje ilość wysyłanych zapytań dla każdego węzła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5" draw:text-style-name="P20" draw:layer="layout" svg:width="25.549cm" svg:height="1.257cm" svg:x="1.373cm" svg:y="1.361cm">
          <draw:text-box>
            <text:p text:style-name="P11"><text:span text:style-name="T23">Przykładowe metryki “</text:span><text:span text:style-name="T24">efektywnego wykorzystywania zasobów obliczeniowych</text:span><text:span text:style-name="T23">”.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14" draw:layer="layout" svg:width="20.774cm" svg:height="5.663cm" svg:x="5.089cm" svg:y="5.446cm">
          <draw:text-box>
            <text:p><text:span text:style-name="T9">W wielu przypadkach obliczenie przybliżonego wyniku jest jedynym akceptowalnym rozwiązaniem.</text:span></text:p>
            <text:p><text:span text:style-name="T9"/></text:p>
            <text:p><text:span text:style-name="T9">Czas wykonania jest tylko jedną z wielu metryk wydajności.</text:span></text:p>
          </draw:text-box>
        </draw:frame>
        <draw:g>
          <draw:g>
            <draw:custom-shape draw:style-name="gr27" draw:text-style-name="P21" draw:layer="layout" svg:width="0.931cm" svg:height="0.931cm" svg:x="3.617cm" svg:y="5.50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22" draw:layer="layout" svg:width="0.704cm" svg:height="1.038cm" svg:x="3.743cm" svg:y="5.465cm">
              <draw:text-box>
                <text:p><text:span text:style-name="T25">!</text:span></text:p>
              </draw:text-box>
            </draw:frame>
          </draw:g>
          <draw:g>
            <draw:custom-shape draw:style-name="gr27" draw:text-style-name="P21" draw:layer="layout" svg:width="0.931cm" svg:height="0.931cm" svg:x="3.616cm" svg:y="5.50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22" draw:layer="layout" svg:width="0.704cm" svg:height="1.038cm" svg:x="3.742cm" svg:y="5.465cm">
              <draw:text-box>
                <text:p><text:span text:style-name="T25">!</text:span></text:p>
              </draw:text-box>
            </draw:frame>
          </draw:g>
          <draw:custom-shape draw:style-name="gr29" draw:text-style-name="P21" draw:layer="layout" svg:width="0.931cm" svg:height="0.931cm" svg:x="3.616cm" svg:y="5.5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" draw:text-style-name="P24" draw:layer="layout" svg:width="0.704cm" svg:height="1.038cm" svg:x="3.708cm" svg:y="5.465cm">
            <draw:text-box>
              <text:p text:style-name="P23"><text:span text:style-name="T26">!</text:span></text:p>
            </draw:text-box>
          </draw:frame>
        </draw:g>
        <draw:g>
          <draw:g>
            <draw:custom-shape draw:style-name="gr27" draw:text-style-name="P21" draw:layer="layout" svg:width="0.931cm" svg:height="0.931cm" svg:x="3.634cm" svg:y="8.2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22" draw:layer="layout" svg:width="0.704cm" svg:height="1.038cm" svg:x="3.76cm" svg:y="8.161cm">
              <draw:text-box>
                <text:p><text:span text:style-name="T25">!</text:span></text:p>
              </draw:text-box>
            </draw:frame>
          </draw:g>
          <draw:g>
            <draw:custom-shape draw:style-name="gr27" draw:text-style-name="P21" draw:layer="layout" svg:width="0.931cm" svg:height="0.931cm" svg:x="3.633cm" svg:y="8.2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22" draw:layer="layout" svg:width="0.704cm" svg:height="1.038cm" svg:x="3.759cm" svg:y="8.161cm">
              <draw:text-box>
                <text:p><text:span text:style-name="T25">!</text:span></text:p>
              </draw:text-box>
            </draw:frame>
          </draw:g>
          <draw:custom-shape draw:style-name="gr29" draw:text-style-name="P21" draw:layer="layout" svg:width="0.931cm" svg:height="0.931cm" svg:x="3.633cm" svg:y="8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" draw:text-style-name="P24" draw:layer="layout" svg:width="0.704cm" svg:height="1.038cm" svg:x="3.725cm" svg:y="8.161cm">
            <draw:text-box>
              <text:p text:style-name="P23"><text:span text:style-name="T26">!</text:span></text:p>
            </draw:text-box>
          </draw:frame>
        </draw:g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g>
          <draw:custom-shape draw:style-name="gr10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18.276cm" svg:y1="7.661cm" svg:x2="20.462cm" svg:y2="13.854cm">
            <text:p/>
          </draw:line>
          <draw:line draw:style-name="gr11" draw:text-style-name="P7" draw:layer="layout" svg:x1="22.647cm" svg:y1="7.661cm" svg:x2="20.826cm" svg:y2="13.489cm">
            <text:p/>
          </draw:line>
          <draw:custom-shape draw:style-name="gr12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18.276cm" svg:y1="7.661cm" svg:x2="15.726cm" svg:y2="11.668cm">
            <text:p/>
          </draw:line>
          <draw:line draw:style-name="gr11" draw:text-style-name="P7" draw:layer="layout" svg:x1="15.362cm" svg:y1="12.032cm" svg:x2="22.283cm" svg:y2="7.803cm">
            <text:p/>
          </draw:line>
          <draw:custom-shape draw:style-name="gr13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22.647cm" svg:y1="7.661cm" svg:x2="25.197cm" svg:y2="11.668cm">
            <text:p/>
          </draw:line>
          <draw:line draw:style-name="gr11" draw:text-style-name="P7" draw:layer="layout" svg:x1="24.833cm" svg:y1="11.668cm" svg:x2="18.64cm" svg:y2="7.661cm">
            <text:p/>
          </draw:line>
          <draw:custom-shape draw:style-name="gr13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7" draw:layer="layout" svg:x1="20.644cm" svg:y1="1.832cm" svg:x2="18.276cm" svg:y2="7.296cm">
            <text:p/>
          </draw:line>
          <draw:custom-shape draw:style-name="gr15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20.826cm" svg:y1="1.832cm" svg:x2="22.647cm" svg:y2="7.66cm">
            <text:p/>
          </draw:line>
          <draw:custom-shape draw:style-name="gr16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8" draw:text-style-name="P12" draw:layer="layout" svg:width="28.001cm" svg:height="1.72cm" svg:x="0cm" svg:y="6.581cm">
          <text:p text:style-name="P11"><text:span text:style-name="T8">Metodologie pomiaru czasu oraz pamięc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25" draw:layer="layout" svg:width="18.534cm" svg:height="1.235cm" svg:x="4.733cm" svg:y="3.719cm">
          <draw:text-box>
            <text:p><text:span text:style-name="T27">Czynniki wpływające na czas wykonania algorytmu:</text:span></text:p>
          </draw:text-box>
        </draw:frame>
        <draw:frame draw:style-name="gr32" draw:text-style-name="P25" draw:layer="layout" svg:width="12.333cm" svg:height="8.063cm" svg:x="4.858cm" svg:y="4.906cm">
          <draw:text-box>
            <text:list text:style-name="L1">
              <text:list-item>
                <text:p><text:span text:style-name="T27">konfiguracja sprzętowa</text:span></text:p>
              </text:list-item>
              <text:list-item>
                <text:p><text:span text:style-name="T27">język programowania</text:span></text:p>
              </text:list-item>
              <text:list-item>
                <text:p><text:span text:style-name="T27">wersja kompilatora / interpretera</text:span></text:p>
              </text:list-item>
              <text:list-item>
                <text:p><text:span text:style-name="T27">rodzaj przetwarzanych danych</text:span></text:p>
              </text:list-item>
              <text:list-item>
                <text:p><text:span text:style-name="T27">…</text:span></text:p>
              </text:list-item>
              <text:list-item>
                <text:p><text:span text:style-name="T27">efektywna implementacja</text:span></text:p>
              </text:list-item>
              <text:list-item>
                <text:p><text:span text:style-name="T27">system operacyjny</text:span></text:p>
              </text:list-item>
              <text:list-item>
                <text:p><text:span text:style-name="T27">wersja sterowników</text:span></text:p>
              </text:list-item>
              <text:list-item>
                <text:p><text:span text:style-name="T27">...</text:span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14" draw:layer="layout" svg:width="20.09cm" svg:height="5.417cm" svg:x="5.089cm" svg:y="5.446cm">
          <draw:text-box>
            <text:p><text:span text:style-name="T28">niemiarodajne</text:span><text:span text:style-name="T29"> - “</text:span><text:span text:style-name="T30">Mój algorytm wykonał się dwa tysiące razy szybszej na AMD </text:span><text:span text:style-name="T31">Threadripper, niż twój na Commodore 64</text:span><text:span text:style-name="T32">”.</text:span></text:p>
            <text:p><text:span text:style-name="T9"/></text:p>
            <text:p><text:span text:style-name="T28">nieintuicyjne</text:span><text:span text:style-name="T29"> - “</text:span><text:span text:style-name="T30">Ten algorytm potrzebuje czterech godzin do posortowania dwóch milionów rekordów</text:span><text:span text:style-name="T29">”.</text:span></text:p>
          </draw:text-box>
        </draw:frame>
        <draw:g>
          <draw:g>
            <draw:custom-shape draw:style-name="gr27" draw:text-style-name="P21" draw:layer="layout" svg:width="0.931cm" svg:height="0.931cm" svg:x="3.617cm" svg:y="5.50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22" draw:layer="layout" svg:width="0.704cm" svg:height="1.038cm" svg:x="3.743cm" svg:y="5.465cm">
              <draw:text-box>
                <text:p><text:span text:style-name="T25">!</text:span></text:p>
              </draw:text-box>
            </draw:frame>
          </draw:g>
          <draw:g>
            <draw:custom-shape draw:style-name="gr27" draw:text-style-name="P21" draw:layer="layout" svg:width="0.931cm" svg:height="0.931cm" svg:x="3.616cm" svg:y="5.50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22" draw:layer="layout" svg:width="0.704cm" svg:height="1.038cm" svg:x="3.742cm" svg:y="5.465cm">
              <draw:text-box>
                <text:p><text:span text:style-name="T25">!</text:span></text:p>
              </draw:text-box>
            </draw:frame>
          </draw:g>
          <draw:custom-shape draw:style-name="gr29" draw:text-style-name="P21" draw:layer="layout" svg:width="0.931cm" svg:height="0.931cm" svg:x="3.616cm" svg:y="5.5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" draw:text-style-name="P24" draw:layer="layout" svg:width="0.704cm" svg:height="1.038cm" svg:x="3.708cm" svg:y="5.465cm">
            <draw:text-box>
              <text:p text:style-name="P23"><text:span text:style-name="T26">!</text:span></text:p>
            </draw:text-box>
          </draw:frame>
        </draw:g>
        <draw:g>
          <draw:g>
            <draw:custom-shape draw:style-name="gr27" draw:text-style-name="P21" draw:layer="layout" svg:width="0.931cm" svg:height="0.931cm" svg:x="3.634cm" svg:y="8.9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22" draw:layer="layout" svg:width="0.704cm" svg:height="1.038cm" svg:x="3.76cm" svg:y="8.863cm">
              <draw:text-box>
                <text:p><text:span text:style-name="T25">!</text:span></text:p>
              </draw:text-box>
            </draw:frame>
          </draw:g>
          <draw:g>
            <draw:custom-shape draw:style-name="gr27" draw:text-style-name="P21" draw:layer="layout" svg:width="0.931cm" svg:height="0.931cm" svg:x="3.633cm" svg:y="8.9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22" draw:layer="layout" svg:width="0.704cm" svg:height="1.038cm" svg:x="3.759cm" svg:y="8.863cm">
              <draw:text-box>
                <text:p><text:span text:style-name="T25">!</text:span></text:p>
              </draw:text-box>
            </draw:frame>
          </draw:g>
          <draw:custom-shape draw:style-name="gr29" draw:text-style-name="P21" draw:layer="layout" svg:width="0.931cm" svg:height="0.931cm" svg:x="3.633cm" svg:y="8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" draw:text-style-name="P24" draw:layer="layout" svg:width="0.704cm" svg:height="1.038cm" svg:x="3.725cm" svg:y="8.863cm">
            <draw:text-box>
              <text:p text:style-name="P23"><text:span text:style-name="T26">!</text:span></text:p>
            </draw:text-box>
          </draw:frame>
        </draw:g>
        <draw:frame draw:style-name="gr34" draw:text-style-name="P14" draw:layer="layout" svg:width="18.613cm" svg:height="2.162cm" svg:x="4.949cm" svg:y="2.572cm">
          <draw:text-box>
            <text:p><text:span text:style-name="T9">Problemy związane z podawaniem dokładnych wartości czasu wykonania: 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g>
          <draw:custom-shape draw:style-name="gr10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18.276cm" svg:y1="7.661cm" svg:x2="20.462cm" svg:y2="13.854cm">
            <text:p/>
          </draw:line>
          <draw:line draw:style-name="gr11" draw:text-style-name="P7" draw:layer="layout" svg:x1="22.647cm" svg:y1="7.661cm" svg:x2="20.826cm" svg:y2="13.489cm">
            <text:p/>
          </draw:line>
          <draw:custom-shape draw:style-name="gr12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18.276cm" svg:y1="7.661cm" svg:x2="15.726cm" svg:y2="11.668cm">
            <text:p/>
          </draw:line>
          <draw:line draw:style-name="gr11" draw:text-style-name="P7" draw:layer="layout" svg:x1="15.362cm" svg:y1="12.032cm" svg:x2="22.283cm" svg:y2="7.803cm">
            <text:p/>
          </draw:line>
          <draw:custom-shape draw:style-name="gr13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22.647cm" svg:y1="7.661cm" svg:x2="25.197cm" svg:y2="11.668cm">
            <text:p/>
          </draw:line>
          <draw:line draw:style-name="gr11" draw:text-style-name="P7" draw:layer="layout" svg:x1="24.833cm" svg:y1="11.668cm" svg:x2="18.64cm" svg:y2="7.661cm">
            <text:p/>
          </draw:line>
          <draw:custom-shape draw:style-name="gr13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7" draw:layer="layout" svg:x1="20.644cm" svg:y1="1.832cm" svg:x2="18.276cm" svg:y2="7.296cm">
            <text:p/>
          </draw:line>
          <draw:custom-shape draw:style-name="gr15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20.826cm" svg:y1="1.832cm" svg:x2="22.647cm" svg:y2="7.66cm">
            <text:p/>
          </draw:line>
          <draw:custom-shape draw:style-name="gr16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8" draw:text-style-name="P12" draw:layer="layout" svg:width="28.001cm" svg:height="1.72cm" svg:x="0cm" svg:y="6.581cm">
          <text:p text:style-name="P11"><text:span text:style-name="T8">Notacja Big-O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5" draw:text-style-name="P4" draw:layer="layout" svg:width="4.233cm" svg:height="2.384cm" svg:x="6.317cm" svg:y="5.375cm">
          <draw:text-box>
            <text:p><text:span text:style-name="T33">def</text:span><text:span text:style-name="T34"> </text:span><text:span text:style-name="T35">sort</text:span><text:span text:style-name="T34">(x):</text:span><text:span text:style-name="T34"><text:line-break/></text:span><text:span text:style-name="T34"><text:tab/></text:span><text:span text:style-name="T34">x </text:span><text:span text:style-name="T36">=</text:span><text:span text:style-name="T34"> </text:span><text:span text:style-name="T36">10</text:span></text:p>
            <text:p><text:span text:style-name="T34"><text:tab/></text:span><text:span text:style-name="T33">pass</text:span></text:p>
          </draw:text-box>
        </draw:frame>
        <draw:frame draw:style-name="gr36" draw:text-style-name="P4" draw:layer="layout" svg:width="10.981cm" svg:height="3.095cm" svg:x="5.804cm" svg:y="9.922cm">
          <draw:text-box>
            <text:p><text:a xlink:href="https://www.youtube.com/watch?v=OMInLBKYAWg" xlink:type="simple">https://www.youtube.com/watch?v=OMInLBKYAWg</text:a></text:p>
            <text:p/>
            <text:p>https://www.youtube.com/watch?v=uHjPTUpQOAk</text:p>
          </draw:text-box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37" draw:text-style-name="P4" draw:layer="layout" svg:width="12.7cm" svg:height="4.517cm" svg:x="6.096cm" svg:y="3.81cm">
          <draw:text-box>
            <text:p>https://pl.wikipedia.org/wiki/Algorytm</text:p>
          </draw:text-box>
        </draw:fram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Source Sans Pro SemiBold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4" draw:display-name="Gradient 34" draw:style="linear" draw:start-color="#32c5a1" draw:end-color="#159979" draw:start-intensity="100%" draw:end-intensity="100%" draw:angle="320" draw:border="0%"/>
    <draw:gradient draw:name="Gradient_20_37" draw:display-name="Gradient 37" draw:style="linear" draw:start-color="#eeeeee" draw:end-color="#dddddd" draw:start-intensity="100%" draw:end-intensity="100%" draw:angle="32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31T18:51:50.955512724</meta:creation-date>
    <dc:date>2021-08-04T08:07:49.100166667</dc:date>
    <meta:editing-duration>PT2H17S</meta:editing-duration>
    <meta:editing-cycles>22</meta:editing-cycles>
    <meta:generator>LibreOffice/6.0.7.3$Linux_X86_64 LibreOffice_project/00m0$Build-3</meta:generator>
    <meta:document-statistic meta:object-count="207"/>
  </office:meta>
</office:document-meta>
</file>